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nionImpl.set_b64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G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lexical_overlap( int source , int target )</text:p>
          </table:table-cell>
          <table:table-cell office:value-type="float" office:value="59">
            <text:p text:style-name="Table_20_Contents">5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XmlUnionImpl.getBy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instanc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QName( QNam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XmlUnion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ByteArra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Lis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equal_to( XmlObject xml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nionImpl.set_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QNam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GD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time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Doub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UnionImpl.set_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Lo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logical_overlap( SchemaType type , int javacod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9">
            <text:p text:style-name="Table_20_Contents">9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XmlUnionImpl.set_xmldatetime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short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list( Lis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nionImpl.set_hex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check( XmlObject v ,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UnionImpl.set_enum( StringEnumAbstractBas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In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byte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Calendar( Calend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GDuration( GDurationSpecifica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double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validate_simpleval( String lexical , Valid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UnionImpl.set_xmlgday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text( String 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mlUnionImpl.set_xmldate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Calenda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gmonthday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Floa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gmonth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BigInteg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nionImpl.set_primitive( int typecode , Object 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XmlUnionImpl.set_GDate( GDateSpecification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UnionImpl.set_xmlgyear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Shor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BigDecima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gyearmonth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float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decimal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BigInteger( BigInteg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ByteArra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Date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is_defaultable_ws( Stri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UnionImpl.getEnum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set_xmlduration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ionImpl.xgetLis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